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87" calcext:value-type="float">
            <text:p>1087</text:p>
          </table:table-cell>
          <table:table-cell table:style-name="ce7" table:formula="of:=COUNTIF([.B7:.B1095];&quot;X&quot;)" office:value-type="float" office:value="933" calcext:value-type="float">
            <text:p>93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3" calcext:value-type="float">
            <text:p>123</text:p>
          </table:table-cell>
          <table:table-cell table:style-name="ce25" table:formula="of:=SUM([.B2:.F2])" office:value-type="float" office:value="1151" calcext:value-type="float">
            <text:p>11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57">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21:51:19.1408665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2T21:54:57.689076143</dc:date>
    <meta:editing-duration>P1DT5H25M29S</meta:editing-duration>
    <meta:editing-cycles>1088</meta:editing-cycles>
    <meta:document-statistic meta:table-count="1" meta:cell-count="6549" meta:object-count="0"/>
  </office:meta>
</office:document-meta>
</file>